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972in"/>
    </style:style>
    <style:style style:name="co8" style:family="table-column">
      <style:table-column-properties fo:break-before="auto" style:column-width="2.648in"/>
    </style:style>
    <style:style style:name="co9" style:family="table-column">
      <style:table-column-properties fo:break-before="auto" style:column-width="1.7728in"/>
    </style:style>
    <style:style style:name="co10" style:family="table-column">
      <style:table-column-properties fo:break-before="auto" style:column-width="1.7583in"/>
    </style:style>
    <style:style style:name="co11" style:family="table-column">
      <style:table-column-properties fo:break-before="auto" style:column-width="1.8154in"/>
    </style:style>
    <style:style style:name="co12" style:family="table-column">
      <style:table-column-properties fo:break-before="auto" style:column-width="1.9937in"/>
    </style:style>
    <style:style style:name="co13" style:family="table-column">
      <style:table-column-properties fo:break-before="auto" style:column-width="1.6937in"/>
    </style:style>
    <style:style style:name="co14" style:family="table-column">
      <style:table-column-properties fo:break-before="auto" style:column-width="1.7791in"/>
    </style:style>
    <style:style style:name="co15" style:family="table-column">
      <style:table-column-properties fo:break-before="auto" style:column-width="2.1437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08in solid #000000" fo:border-top="none"/>
    </style:style>
    <style:style style:name="ce4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3"/>
        <table:table-column table:style-name="co9" table:default-cell-style-name="Default"/>
        <table:table-column table:style-name="co5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ce3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table:number-columns-spanned="3" table:number-rows-spanned="1">
            <text:p>GUI Structure and Aestheticism</text:p>
          </table:table-cell>
          <table:covered-table-cell table:style-name="ce2"/>
          <table:covered-table-cell/>
          <table:table-cell table:style-name="ce1" office:value-type="string" table:number-columns-spanned="3" table:number-rows-spanned="1">
            <text:p>Data Presentation</text:p>
          </table:table-cell>
          <table:covered-table-cell table:style-name="ce2"/>
          <table:covered-table-cell/>
          <table:table-cell table:style-name="ce7" office:value-type="string">
            <text:p>Interaction Behavior</text:p>
          </table:table-cell>
          <table:table-cell table:style-name="ce1" office:value-type="string" table:number-columns-spanned="3" table:number-rows-spanned="1">
            <text:p>Action</text:p>
          </table:table-cell>
          <table:covered-table-cell table:style-name="ce2"/>
          <table:covered-table-cell/>
          <table:table-cell table:style-name="ce1" office:value-type="string" table:number-columns-spanned="3" table:number-rows-spanned="1">
            <text:p>Reversibility</text:p>
          </table:table-cell>
          <table:covered-table-cell table:number-columns-repeated="2"/>
          <table:table-cell table:style-name="ce1" office:value-type="string" table:number-columns-spanned="2" table:number-rows-spanned="1">
            <text:p>Feedback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>
            <text:p>Incorrect layout of widgets</text:p>
          </table:table-cell>
          <table:table-cell table:style-name="ce2" office:value-type="string">
            <text:p>Incorrect state of widgets</text:p>
          </table:table-cell>
          <table:table-cell table:style-name="ce4" office:value-type="string">
            <text:p>Incorrect appearance of widgets</text:p>
          </table:table-cell>
          <table:table-cell table:style-name="ce2" office:value-type="string">
            <text:p>Incorrect data rendering</text:p>
          </table:table-cell>
          <table:table-cell table:style-name="ce2" office:value-type="string">
            <text:p>Incorrect data properties</text:p>
          </table:table-cell>
          <table:table-cell table:style-name="ce6" office:value-type="string">
            <text:p>Incorrect data type or format</text:p>
          </table:table-cell>
          <table:table-cell table:style-name="ce4" office:value-type="string">
            <text:p>Incorrect behavior of a user interaction</text:p>
          </table:table-cell>
          <table:table-cell table:style-name="ce2" office:value-type="string">
            <text:p>Incorrect action results</text:p>
          </table:table-cell>
          <table:table-cell table:style-name="ce2" office:value-type="string">
            <text:p>No action executed</text:p>
          </table:table-cell>
          <table:table-cell table:style-name="ce4" office:value-type="string">
            <text:p>Incorrect action executed</text:p>
          </table:table-cell>
          <table:table-cell table:style-name="ce2" office:value-type="string">
            <text:p>Incorrect undo/redo</text:p>
          </table:table-cell>
          <table:table-cell table:style-name="ce2" office:value-type="string">
            <text:p>Reverting current interaction</text:p>
          </table:table-cell>
          <table:table-cell table:style-name="ce4" office:value-type="string">
            <text:p>Reverting current action</text:p>
          </table:table-cell>
          <table:table-cell table:style-name="ce2" office:value-type="string">
            <text:p>Incorrect Widget feedback</text:p>
          </table:table-cell>
          <table:table-cell table:style-name="ce4" office:value-type="string">
            <text:p>Incorrect Interaction Feedback</text:p>
          </table:table-cell>
        </table:table-row>
        <table:table-row table:style-name="ro2">
          <table:table-cell/>
          <table:table-cell office:value-type="string">
            <text:p><text:span text:style-name="T1">33:</text:span> 0 tcl, 0 evts, post-wimp</text:p>
          </table:table-cell>
          <table:table-cell office:value-type="string">
            <text:p><text:span text:style-name="T1">2:</text:span> 2 tcl, 4 evts, post-wimp</text:p>
          </table:table-cell>
          <table:table-cell office:value-type="string">
            <text:p><text:span text:style-name="T1">39: </text:span>1 tcl, 1 evts, wimp</text:p>
          </table:table-cell>
          <table:table-cell office:value-type="string">
            <text:p><text:span text:style-name="T1">1:</text:span> 4 tcl, 4 evts, post-wimp</text:p>
          </table:table-cell>
          <table:table-cell office:value-type="string">
            <text:p><text:span text:style-name="T1">6:</text:span> 2 tcl, 2 evts, post-wimp</text:p>
          </table:table-cell>
          <table:table-cell table:style-name="Default" office:value-type="string">
            <text:p><text:span text:style-name="T1">3:</text:span> 2 tcl, 4 evts, post-wimp</text:p>
          </table:table-cell>
          <table:table-cell office:value-type="string">
            <text:p><text:span text:style-name="T1">17</text:span>: 2 tcl, 4 evts, post-wimp</text:p>
          </table:table-cell>
          <table:table-cell office:value-type="string">
            <text:p><text:span text:style-name="T1">16:</text:span> 2 tcl, 4 evts, post-wimp</text:p>
          </table:table-cell>
          <table:table-cell office:value-type="string">
            <text:p><text:span text:style-name="T1">8:</text:span> 3 tcl, 5 evts, post-wimp</text:p>
          </table:table-cell>
          <table:table-cell office:value-type="string">
            <text:p><text:span text:style-name="T1">18:</text:span> 2 tcl, 4 evts, post-wimp</text:p>
          </table:table-cell>
          <table:table-cell office:value-type="string">
            <text:p><text:span text:style-name="T1">20:</text:span> <text:s/>5 tcl, 8 evts, post-wimp</text:p>
          </table:table-cell>
          <table:table-cell office:value-type="string">
            <text:p><text:span text:style-name="T1">49:</text:span> 2 tcl, 2 evts, post-wimp</text:p>
          </table:table-cell>
          <table:table-cell/>
          <table:table-cell office:value-type="string">
            <text:p><text:span text:style-name="T1">11:</text:span> 3 tcl, 5 evts, post-wimp</text:p>
          </table:table-cell>
          <table:table-cell table:style-name="Default" office:value-type="string">
            <text:p><text:span text:style-name="T1">4:</text:span> 1 tcl, 3 evts, post-wimp</text:p>
          </table:table-cell>
        </table:table-row>
        <table:table-row table:style-name="ro2">
          <table:table-cell/>
          <table:table-cell office:value-type="string">
            <text:p><text:span text:style-name="T1">53:</text:span> 0 tcl, 0 evts, wimp</text:p>
          </table:table-cell>
          <table:table-cell office:value-type="string">
            <text:p><text:span text:style-name="T1">14:</text:span> 0 tcl, 0 evts, wimp</text:p>
          </table:table-cell>
          <table:table-cell office:value-type="string">
            <text:p><text:span text:style-name="T1">40:</text:span> 1 tcl, 1 evts, wimp</text:p>
          </table:table-cell>
          <table:table-cell office:value-type="string">
            <text:p><text:span text:style-name="T1">32:</text:span> 2 tcl, 4 evts, post-wimp</text:p>
          </table:table-cell>
          <table:table-cell table:number-columns-repeated="3"/>
          <table:table-cell office:value-type="string">
            <text:p><text:span text:style-name="T1">30:</text:span> 4 tcl, 7 evts, post-wimp</text:p>
          </table:table-cell>
          <table:table-cell office:value-type="string">
            <text:p><text:span text:style-name="T1">9:</text:span> 3 tcl, 5 evts, post-wimp</text:p>
          </table:table-cell>
          <table:table-cell office:value-type="string">
            <text:p><text:span text:style-name="T1">44:</text:span> 2 tcl, 4 evts, post-wimp</text:p>
          </table:table-cell>
          <table:table-cell office:value-type="string">
            <text:p><text:span text:style-name="T1">21:</text:span> <text:s/>6 tcl, 8 evts, post-wimp</text:p>
          </table:table-cell>
          <table:table-cell office:value-type="string">
            <text:p><text:span text:style-name="T1">52:</text:span> 2 tcl, 2 evts, post-wimp</text:p>
          </table:table-cell>
          <table:table-cell/>
          <table:table-cell office:value-type="string">
            <text:p><text:span text:style-name="T1">63:</text:span> 2 tcl, 2 evts, wimp</text:p>
          </table:table-cell>
          <table:table-cell table:style-name="Default" office:value-type="string">
            <text:p><text:span text:style-name="T1">5:</text:span> 2 tcl, 4 evts, post-wimp</text:p>
          </table:table-cell>
        </table:table-row>
        <table:table-row table:style-name="ro2">
          <table:table-cell/>
          <table:table-cell office:value-type="string">
            <text:p><text:span text:style-name="T1">65:</text:span> 2 tcl, 2 evts, wimp</text:p>
          </table:table-cell>
          <table:table-cell office:value-type="string">
            <text:p><text:span text:style-name="T1">15:</text:span> 2 tcl, 2 evts, post-wimp</text:p>
          </table:table-cell>
          <table:table-cell office:value-type="string">
            <text:p><text:span text:style-name="T1">46:</text:span> 2 tcl, 4 evts, post-wimp</text:p>
          </table:table-cell>
          <table:table-cell table:number-columns-repeated="4"/>
          <table:table-cell office:value-type="string">
            <text:p><text:span text:style-name="T1">41:</text:span> 2 tcl, 2 evts, post-wimp</text:p>
          </table:table-cell>
          <table:table-cell office:value-type="string">
            <text:p><text:span text:style-name="T1">10:</text:span> 3 tcl, 5 evts, post-wimp</text:p>
          </table:table-cell>
          <table:table-cell office:value-type="string">
            <text:p><text:span text:style-name="T1">51:</text:span> <text:s/>4 tcl, 5 evts, post-wimp</text:p>
          </table:table-cell>
          <table:table-cell office:value-type="string">
            <text:p><text:span text:style-name="T1">22: </text:span><text:s/>5 tcl, 7 evts, post-wimp</text:p>
          </table:table-cell>
          <table:table-cell table:number-columns-repeated="2"/>
          <table:table-cell office:value-type="string">
            <text:p><text:span text:style-name="T1">64:</text:span> 2 tcl, 2 evts, wimp</text:p>
          </table:table-cell>
          <table:table-cell table:style-name="Default" office:value-type="string">
            <text:p><text:span text:style-name="T1">7:</text:span> 2 tcl, 4 evts, post-wimp</text:p>
          </table:table-cell>
        </table:table-row>
        <table:table-row table:style-name="ro2">
          <table:table-cell table:number-columns-repeated="2"/>
          <table:table-cell office:value-type="string">
            <text:p><text:span text:style-name="T1">31:</text:span> 1 tcl, 1 evts, wimp</text:p>
          </table:table-cell>
          <table:table-cell office:value-type="string">
            <text:p><text:span text:style-name="T1">54:</text:span> 0 tcl, 0 evts, wimp</text:p>
          </table:table-cell>
          <table:table-cell table:number-columns-repeated="4"/>
          <table:table-cell office:value-type="string">
            <text:p><text:span text:style-name="T1">42:</text:span> 2 tcl, 4 evts, post-wimp</text:p>
          </table:table-cell>
          <table:table-cell office:value-type="string">
            <text:p><text:span text:style-name="T1">12:</text:span> 3 tcl, 3 evts, post-wimp</text:p>
          </table:table-cell>
          <table:table-cell office:value-type="string">
            <text:p><text:span text:style-name="T1">57:</text:span> <text:s/>3 tcl, 4 evts, wimp</text:p>
          </table:table-cell>
          <table:table-cell office:value-type="string">
            <text:p><text:span text:style-name="T1">23:</text:span> <text:s/>5 tcl, 7 evts, post-wim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<text:span text:style-name="T2">47:</text:span> 1 tcl, 1 evts, wimp</text:p>
          </table:table-cell>
          <table:table-cell table:number-columns-repeated="5"/>
          <table:table-cell office:value-type="string">
            <text:p><text:span text:style-name="T1">43:</text:span> 5 tcl, 7 evts, post-wimp</text:p>
          </table:table-cell>
          <table:table-cell office:value-type="string">
            <text:p><text:span text:style-name="T1">13:</text:span> 3 tcl, 3 evts, post-wimp</text:p>
          </table:table-cell>
          <table:table-cell office:value-type="string">
            <text:p><text:span text:style-name="T1">58:</text:span> <text:s/>3 tcl, 4 evts, wimp</text:p>
          </table:table-cell>
          <table:table-cell office:value-type="string">
            <text:p><text:span text:style-name="T1">24:</text:span> <text:s/>6 tcl, 8 evts, post-wim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<text:span text:style-name="T1">55:</text:span> 1 tcl, 1 evts, wimp</text:p>
          </table:table-cell>
          <table:table-cell table:number-columns-repeated="5"/>
          <table:table-cell office:value-type="string">
            <text:p><text:span text:style-name="T1">45:</text:span> 3 tcl, 4 evts, post-wimp</text:p>
          </table:table-cell>
          <table:table-cell office:value-type="string">
            <text:p><text:span text:style-name="T1">19:</text:span> 4 tcl, 8 evts, post-wimp</text:p>
          </table:table-cell>
          <table:table-cell/>
          <table:table-cell office:value-type="string">
            <text:p><text:span text:style-name="T1">25: </text:span><text:s/>3 tcl, 6 evts, post-wim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<text:span text:style-name="T1">60: </text:span>2 tcl, 2 evts, wimp</text:p>
          </table:table-cell>
          <table:table-cell table:number-columns-repeated="5"/>
          <table:table-cell office:value-type="string">
            <text:p><text:span text:style-name="T1">50:</text:span> 2 tcl, 4 evts, post-wimp</text:p>
          </table:table-cell>
          <table:table-cell office:value-type="string">
            <text:p><text:span text:style-name="T1">27:</text:span> 2 tcl, 4 evts, post-wimp</text:p>
          </table:table-cell>
          <table:table-cell/>
          <table:table-cell office:value-type="string">
            <text:p><text:span text:style-name="T1">26:</text:span> <text:s/>6 tcl, 8 evts, post-wimp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>
            <text:p><text:span text:style-name="T1">62:</text:span> 1 tcl, 1 evts, wimp</text:p>
          </table:table-cell>
          <table:table-cell office:value-type="string">
            <text:p><text:span text:style-name="T1">28:</text:span> 2 tcl, 4 evts, post-wimp</text:p>
          </table:table-cell>
          <table:table-cell/>
          <table:table-cell office:value-type="string">
            <text:p><text:span text:style-name="T1">38:</text:span> <text:s/>2 tcl, 2 evts, wimp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<text:span text:style-name="T1">29:</text:span> 2 tcl, 4 evts, post-wimp</text:p>
          </table:table-cell>
          <table:table-cell/>
          <table:table-cell office:value-type="string">
            <text:p><text:span text:style-name="T1">59:</text:span> 2 tcl, 2 evts, wimp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<text:span text:style-name="T1">34: </text:span>1 tcl, 1 evts, wimp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<text:span text:style-name="T1">35:</text:span> 2 tcl, 4 evts, post-wimp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<text:span text:style-name="T1">36:</text:span> 2 tcl, 5 evts, wimp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<text:span text:style-name="T1">37:</text:span> 1 tcl, 1 evts, post-wimp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<text:span text:style-name="T1">48:</text:span> 2 tcl, 3 evts, post-wimp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<text:span text:style-name="T1">56:</text:span> 1 tcl, 1 evts, wimp</text:p>
          </table:table-cell>
          <table:table-cell table:number-columns-repeated="6"/>
        </table:table-row>
        <table:table-row table:style-name="ro2">
          <table:table-cell table:number-columns-repeated="9"/>
          <table:table-cell office:value-type="string">
            <text:p><text:span text:style-name="T1">61:</text:span> 1 tcl, 1 evts, wimp</text:p>
          </table:table-cell>
          <table:table-cell table:number-columns-repeated="6"/>
        </table:table-row>
        <table:table-row table:style-name="ro1" table:number-rows-repeated="35">
          <table:table-cell table:number-columns-repeated="16"/>
        </table:table-row>
        <table:table-row table:style-name="ro1">
          <table:table-cell/>
          <table:table-cell office:value-type="string">
            <text:p>'1 :' = Mutant ID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>
            <text:p>Tcl = Test case length</text:p>
          </table:table-cell>
          <table:table-cell/>
          <table:table-cell table:style-name="Default"/>
          <table:table-cell table:style-name="ce2" office:value-type="string">
            <text:p>To remove/change</text:p>
          </table:table-cell>
          <table:table-cell table:style-name="ce2" office:value-type="string">
            <text:p>Mutant 1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>
            <text:p>Evts = Minimal number of events to perform</text:p>
          </table:table-cell>
          <table:table-cell/>
          <table:table-cell table:style-name="Default"/>
          <table:table-cell/>
          <table:table-cell table:style-name="ce2" office:value-type="string">
            <text:p>Mutant 12 (to convert in WIMP)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2/10/2013</text:date>, <text:time>17:1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12-10T17:16:06</dc:date>
    <meta:editing-duration>PT2H21M53S</meta:editing-duration>
    <meta:editing-cycles>51</meta:editing-cycles>
    <meta:document-statistic meta:table-count="1" meta:cell-count="92" meta:object-count="0"/>
  </office:meta>
</office:document-meta>
</file>